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1" style:family="text">
      <style:text-properties officeooo:rsid="001b6b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题目</text:p>
      <text:p text:style-name="Standard">摘要</text:p>
      <text:p text:style-name="Standard">问题背景</text:p>
      <text:p text:style-name="Standard">研究现状</text:p>
      <text:p text:style-name="Standard">极大熵讲解</text:p>
      <text:p text:style-name="Standard">实验数据讲解</text:p>
      <text:p text:style-name="Standard">实验结果</text:p>
      <text:p text:style-name="Standard">与其它方法的比较</text:p>
      <text:p text:style-name="Standard">展望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摘要</text:p>
      <text:p text:style-name="Standard">本文主要研究篮球胜负预测问题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er </meta:initial-creator>
    <meta:creation-date>2015-04-10T16:38:33.677951280</meta:creation-date>
    <dc:date>2015-04-10T16:44:07.664271045</dc:date>
    <dc:creator>archer </dc:creator>
    <meta:editing-duration>PT1M3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11" meta:word-count="54" meta:character-count="54" meta:non-whitespace-character-count="54"/>
  </office:meta>
</office:document-meta>
</file>